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4" style:family="table-cell" style:parent-style-name="Default" style:data-style-name="N4"/>
    <style:style style:name="ce2" style:family="table-cell" style:parent-style-name="Default" style:data-style-name="N11"/>
    <style:style style:name="ce6" style:family="table-cell" style:parent-style-name="Default" style:data-style-name="N11">
      <style:table-cell-properties fo:background-color="#ffff00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179.07" calcext:value-type="float">
            <text:p>179.07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/O</text:p>
          </table:table-cell>
          <table:table-cell office:value-type="float" office:value="15634" calcext:value-type="float">
            <text:p>15,634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C</text:p>
          </table:table-cell>
          <table:table-cell table:formula="of:=+[.K4]*[.K3]" office:value-type="float" office:value="2799580.38" calcext:value-type="float">
            <text:p>2,799,580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sh</text:p>
          </table:table-cell>
          <table:table-cell table:formula="of:=+28408+34074+104061" office:value-type="float" office:value="166543" calcext:value-type="float">
            <text:p>166,543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ept</text:p>
          </table:table-cell>
          <table:table-cell table:formula="of:=+7216+98071" office:value-type="float" office:value="105287" calcext:value-type="float">
            <text:p>105,287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</text:p>
          </table:table-cell>
          <table:table-cell table:formula="of:=+[.K5]-[.K6]+[.K7]" office:value-type="float" office:value="2738324.38" calcext:value-type="float">
            <text:p>2,738,324</text:p>
          </table:table-cell>
          <table:table-cell office:value-type="string" calcext:value-type="string">
            <text:p>19.09.2023</text:p>
          </table:table-cell>
        </table:table-row>
      </table:table>
      <table:table table:name="Model" table:style-name="ta1">
        <office:forms form:automatic-focus="false" form:apply-design-mode="false"/>
        <table:shapes>
          <draw:line draw:z-index="0" draw:name="Line 1" draw:style-name="gr1" draw:text-style-name="P1" svg:x1="12.1508in" svg:y1="0.0087in" svg:x2="12.1661in" svg:y2="5.1642in">
            <text:p/>
          </draw:line>
          <draw:line draw:z-index="1" draw:name="Line 2" draw:style-name="gr1" draw:text-style-name="P1" svg:x1="22.8161in" svg:y1="0in" svg:x2="22.8071in" svg:y2="4.3291in">
            <text:p/>
          </draw:line>
        </table:shapes>
        <table:table-column table:style-name="co2" table:default-cell-style-name="Default"/>
        <table:table-column table:style-name="co1" table:default-cell-style-name="Default"/>
        <table:table-column table:style-name="co1" table:number-columns-repeated="11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1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Q420</text:p>
          </table:table-cell>
          <table:table-cell table:style-name="Default" office:value-type="string" calcext:value-type="string">
            <text:p>Q121</text:p>
          </table:table-cell>
          <table:table-cell table:style-name="Default" office:value-type="string" calcext:value-type="string">
            <text:p>Q221</text:p>
          </table:table-cell>
          <table:table-cell table:style-name="Default"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table:style-name="Default"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table:style-name="Default"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table:style-name="Default" office:value-type="string" calcext:value-type="string">
            <text:p>Q124</text:p>
          </table:table-cell>
          <table:table-cell table:style-name="Default" office:value-type="string" calcext:value-type="string">
            <text:p>Q224</text:p>
          </table:table-cell>
          <table:table-cell table:style-name="Default"/>
          <table:table-cell table:number-columns-repeated="4"/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/>
          <table:table-cell office:value-type="float" office:value="95678" calcext:value-type="float">
            <text:p>95,678</text:p>
          </table:table-cell>
          <table:table-cell office:value-type="float" office:value="72683" calcext:value-type="float">
            <text:p>72,683</text:p>
          </table:table-cell>
          <table:table-cell office:value-type="float" office:value="63948" calcext:value-type="float">
            <text:p>63,948</text:p>
          </table:table-cell>
          <table:table-cell table:formula="of:=+[.X2]-[.E2]-[.D2]-[.C2]" office:value-type="float" office:value="65083" calcext:value-type="float">
            <text:p>65,083</text:p>
          </table:table-cell>
          <table:table-cell office:value-type="float" office:value="104429" calcext:value-type="float">
            <text:p>104,429</text:p>
          </table:table-cell>
          <table:table-cell office:value-type="float" office:value="77457" calcext:value-type="float">
            <text:p>77,457</text:p>
          </table:table-cell>
          <table:table-cell office:value-type="float" office:value="63355" calcext:value-type="float">
            <text:p>63,355</text:p>
          </table:table-cell>
          <table:table-cell table:formula="of:=+[.Y2]-[.I2]-[.H2]-[.G2]" office:value-type="float" office:value="70958" calcext:value-type="float">
            <text:p>70,958</text:p>
          </table:table-cell>
          <table:table-cell office:value-type="float" office:value="96388" calcext:value-type="float">
            <text:p>96,388</text:p>
          </table:table-cell>
          <table:table-cell office:value-type="float" office:value="73929" calcext:value-type="float">
            <text:p>73,929</text:p>
          </table:table-cell>
          <table:table-cell office:value-type="float" office:value="60584" calcext:value-type="float">
            <text:p>60,584</text:p>
          </table:table-cell>
          <table:table-cell table:number-columns-repeated="9"/>
          <table:table-cell office:value-type="float" office:value="220747" calcext:value-type="float">
            <text:p>220,747</text:p>
          </table:table-cell>
          <table:table-cell office:value-type="float" office:value="297392" calcext:value-type="float">
            <text:p>297,392</text:p>
          </table:table-cell>
          <table:table-cell office:value-type="float" office:value="316199" calcext:value-type="float">
            <text:p>316,1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rvices</text:p>
          </table:table-cell>
          <table:table-cell/>
          <table:table-cell office:value-type="float" office:value="15761" calcext:value-type="float">
            <text:p>15,761</text:p>
          </table:table-cell>
          <table:table-cell office:value-type="float" office:value="16901" calcext:value-type="float">
            <text:p>16,901</text:p>
          </table:table-cell>
          <table:table-cell office:value-type="float" office:value="17486" calcext:value-type="float">
            <text:p>17,486</text:p>
          </table:table-cell>
          <table:table-cell table:formula="of:=+[.X3]-[.E3]-[.D3]-[.C3]" office:value-type="float" office:value="18277" calcext:value-type="float">
            <text:p>18,277</text:p>
          </table:table-cell>
          <table:table-cell office:value-type="float" office:value="19516" calcext:value-type="float">
            <text:p>19,516</text:p>
          </table:table-cell>
          <table:table-cell office:value-type="float" office:value="19821" calcext:value-type="float">
            <text:p>19,821</text:p>
          </table:table-cell>
          <table:table-cell office:value-type="float" office:value="19604" calcext:value-type="float">
            <text:p>19,604</text:p>
          </table:table-cell>
          <table:table-cell table:formula="of:=+[.Y3]-[.I3]-[.H3]-[.G3]" office:value-type="float" office:value="19188" calcext:value-type="float">
            <text:p>19,188</text:p>
          </table:table-cell>
          <table:table-cell office:value-type="float" office:value="20766" calcext:value-type="float">
            <text:p>20,766</text:p>
          </table:table-cell>
          <table:table-cell office:value-type="float" office:value="20907" calcext:value-type="float">
            <text:p>20,907</text:p>
          </table:table-cell>
          <table:table-cell office:value-type="float" office:value="21213" calcext:value-type="float">
            <text:p>21,213</text:p>
          </table:table-cell>
          <table:table-cell table:number-columns-repeated="9"/>
          <table:table-cell office:value-type="float" office:value="53768" calcext:value-type="float">
            <text:p>53,768</text:p>
          </table:table-cell>
          <table:table-cell office:value-type="float" office:value="68425" calcext:value-type="float">
            <text:p>68,425</text:p>
          </table:table-cell>
          <table:table-cell office:value-type="float" office:value="78129" calcext:value-type="float">
            <text:p>78,1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venue</text:p>
          </table:table-cell>
          <table:table-cell/>
          <table:table-cell table:formula="of:=+[.C2]+[.C3]" office:value-type="float" office:value="111439" calcext:value-type="float">
            <text:p>111,439</text:p>
          </table:table-cell>
          <table:table-cell table:formula="of:=+[.D2]+[.D3]" office:value-type="float" office:value="89584" calcext:value-type="float">
            <text:p>89,584</text:p>
          </table:table-cell>
          <table:table-cell table:formula="of:=+[.E2]+[.E3]" office:value-type="float" office:value="81434" calcext:value-type="float">
            <text:p>81,434</text:p>
          </table:table-cell>
          <table:table-cell table:formula="of:=+[.F2]+[.F3]" office:value-type="float" office:value="83360" calcext:value-type="float">
            <text:p>83,360</text:p>
          </table:table-cell>
          <table:table-cell table:formula="of:=+[.G2]+[.G3]" office:value-type="float" office:value="123945" calcext:value-type="float">
            <text:p>123,945</text:p>
          </table:table-cell>
          <table:table-cell table:formula="of:=+[.H2]+[.H3]" office:value-type="float" office:value="97278" calcext:value-type="float">
            <text:p>97,278</text:p>
          </table:table-cell>
          <table:table-cell table:formula="of:=+[.I2]+[.I3]" office:value-type="float" office:value="82959" calcext:value-type="float">
            <text:p>82,959</text:p>
          </table:table-cell>
          <table:table-cell table:formula="of:=+[.J2]+[.J3]" office:value-type="float" office:value="90146" calcext:value-type="float">
            <text:p>90,146</text:p>
          </table:table-cell>
          <table:table-cell table:formula="of:=+[.K2]+[.K3]" office:value-type="float" office:value="117154" calcext:value-type="float">
            <text:p>117,154</text:p>
          </table:table-cell>
          <table:table-cell table:formula="of:=+[.L2]+[.L3]" office:value-type="float" office:value="94836" calcext:value-type="float">
            <text:p>94,836</text:p>
          </table:table-cell>
          <table:table-cell table:formula="of:=+[.M2]+[.M3]" office:value-type="float" office:value="81797" calcext:value-type="float">
            <text:p>81,797</text:p>
          </table:table-cell>
          <table:table-cell table:number-columns-repeated="9"/>
          <table:table-cell table:formula="of:=+[.W2]+[.W3]" office:value-type="float" office:value="274515" calcext:value-type="float">
            <text:p>274,515</text:p>
          </table:table-cell>
          <table:table-cell table:formula="of:=+[.X2]+[.X3]" office:value-type="float" office:value="365817" calcext:value-type="float">
            <text:p>365,817</text:p>
          </table:table-cell>
          <table:table-cell table:formula="of:=+[.Y2]+[.Y3]" office:value-type="float" office:value="394328" calcext:value-type="float">
            <text:p>394,3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t Products</text:p>
          </table:table-cell>
          <table:table-cell/>
          <table:table-cell office:value-type="float" office:value="62130" calcext:value-type="float">
            <text:p>62,130</text:p>
          </table:table-cell>
          <table:table-cell office:value-type="float" office:value="46447" calcext:value-type="float">
            <text:p>46,447</text:p>
          </table:table-cell>
          <table:table-cell office:value-type="float" office:value="40899" calcext:value-type="float">
            <text:p>40,899</text:p>
          </table:table-cell>
          <table:table-cell table:formula="of:=+[.X5]-[.E5]-[.D5]-[.C5]" office:value-type="float" office:value="42790" calcext:value-type="float">
            <text:p>42,790</text:p>
          </table:table-cell>
          <table:table-cell office:value-type="float" office:value="64309" calcext:value-type="float">
            <text:p>64,309</text:p>
          </table:table-cell>
          <table:table-cell office:value-type="float" office:value="49290" calcext:value-type="float">
            <text:p>49,290</text:p>
          </table:table-cell>
          <table:table-cell office:value-type="float" office:value="41485" calcext:value-type="float">
            <text:p>41,485</text:p>
          </table:table-cell>
          <table:table-cell table:formula="of:=+[.Y5]-[.I5]-[.H5]-[.G5]" office:value-type="float" office:value="46387" calcext:value-type="float">
            <text:p>46,387</text:p>
          </table:table-cell>
          <table:table-cell office:value-type="float" office:value="60765" calcext:value-type="float">
            <text:p>60,765</text:p>
          </table:table-cell>
          <table:table-cell office:value-type="float" office:value="46795" calcext:value-type="float">
            <text:p>46,795</text:p>
          </table:table-cell>
          <table:table-cell office:value-type="float" office:value="39136" calcext:value-type="float">
            <text:p>39,136</text:p>
          </table:table-cell>
          <table:table-cell table:number-columns-repeated="9"/>
          <table:table-cell office:value-type="float" office:value="151286" calcext:value-type="float">
            <text:p>151,286</text:p>
          </table:table-cell>
          <table:table-cell office:value-type="float" office:value="192266" calcext:value-type="float">
            <text:p>192,266</text:p>
          </table:table-cell>
          <table:table-cell office:value-type="float" office:value="201471" calcext:value-type="float">
            <text:p>201,4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t Services</text:p>
          </table:table-cell>
          <table:table-cell/>
          <table:table-cell office:value-type="float" office:value="4981" calcext:value-type="float">
            <text:p>4,981</text:p>
          </table:table-cell>
          <table:table-cell office:value-type="float" office:value="5058" calcext:value-type="float">
            <text:p>5,058</text:p>
          </table:table-cell>
          <table:table-cell office:value-type="float" office:value="5280" calcext:value-type="float">
            <text:p>5,280</text:p>
          </table:table-cell>
          <table:table-cell table:formula="of:=+[.X6]-[.E6]-[.D6]-[.C6]" office:value-type="float" office:value="5396" calcext:value-type="float">
            <text:p>5,396</text:p>
          </table:table-cell>
          <table:table-cell office:value-type="float" office:value="5393" calcext:value-type="float">
            <text:p>5,393</text:p>
          </table:table-cell>
          <table:table-cell office:value-type="float" office:value="5429" calcext:value-type="float">
            <text:p>5,429</text:p>
          </table:table-cell>
          <table:table-cell office:value-type="float" office:value="5589" calcext:value-type="float">
            <text:p>5,589</text:p>
          </table:table-cell>
          <table:table-cell table:formula="of:=+[.Y6]-[.I6]-[.H6]-[.G6]" office:value-type="float" office:value="5664" calcext:value-type="float">
            <text:p>5,664</text:p>
          </table:table-cell>
          <table:table-cell office:value-type="float" office:value="6057" calcext:value-type="float">
            <text:p>6,057</text:p>
          </table:table-cell>
          <table:table-cell office:value-type="float" office:value="6065" calcext:value-type="float">
            <text:p>6,065</text:p>
          </table:table-cell>
          <table:table-cell office:value-type="float" office:value="6248" calcext:value-type="float">
            <text:p>6,248</text:p>
          </table:table-cell>
          <table:table-cell table:number-columns-repeated="9"/>
          <table:table-cell office:value-type="float" office:value="18273" calcext:value-type="float">
            <text:p>18,273</text:p>
          </table:table-cell>
          <table:table-cell office:value-type="float" office:value="20715" calcext:value-type="float">
            <text:p>20,715</text:p>
          </table:table-cell>
          <table:table-cell office:value-type="float" office:value="22075" calcext:value-type="float">
            <text:p>22,0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</text:p>
          </table:table-cell>
          <table:table-cell/>
          <table:table-cell table:formula="of:=+[.C6]+[.C5]" office:value-type="float" office:value="67111" calcext:value-type="float">
            <text:p>67,111</text:p>
          </table:table-cell>
          <table:table-cell table:formula="of:=+[.D6]+[.D5]" office:value-type="float" office:value="51505" calcext:value-type="float">
            <text:p>51,505</text:p>
          </table:table-cell>
          <table:table-cell office:value-type="float" office:value="46179" calcext:value-type="float">
            <text:p>46,179</text:p>
          </table:table-cell>
          <table:table-cell table:formula="of:=+[.F6]+[.F5]" office:value-type="float" office:value="48186" calcext:value-type="float">
            <text:p>48,186</text:p>
          </table:table-cell>
          <table:table-cell table:formula="of:=+[.G6]+[.G5]" office:value-type="float" office:value="69702" calcext:value-type="float">
            <text:p>69,702</text:p>
          </table:table-cell>
          <table:table-cell table:formula="of:=+[.H6]+[.H5]" office:value-type="float" office:value="54719" calcext:value-type="float">
            <text:p>54,719</text:p>
          </table:table-cell>
          <table:table-cell table:formula="of:=+[.I6]+[.I5]" office:value-type="float" office:value="47074" calcext:value-type="float">
            <text:p>47,074</text:p>
          </table:table-cell>
          <table:table-cell table:formula="of:=+[.J6]+[.J5]" office:value-type="float" office:value="52051" calcext:value-type="float">
            <text:p>52,051</text:p>
          </table:table-cell>
          <table:table-cell table:formula="of:=+[.K6]+[.K5]" office:value-type="float" office:value="66822" calcext:value-type="float">
            <text:p>66,822</text:p>
          </table:table-cell>
          <table:table-cell table:formula="of:=+[.L6]+[.L5]" office:value-type="float" office:value="52860" calcext:value-type="float">
            <text:p>52,860</text:p>
          </table:table-cell>
          <table:table-cell table:formula="of:=+[.M6]+[.M5]" office:value-type="float" office:value="45384" calcext:value-type="float">
            <text:p>45,384</text:p>
          </table:table-cell>
          <table:table-cell table:number-columns-repeated="9"/>
          <table:table-cell table:formula="of:=+[.W6]+[.W5]" office:value-type="float" office:value="169559" calcext:value-type="float">
            <text:p>169,559</text:p>
          </table:table-cell>
          <table:table-cell table:formula="of:=+[.X6]+[.X5]" office:value-type="float" office:value="212981" calcext:value-type="float">
            <text:p>212,981</text:p>
          </table:table-cell>
          <table:table-cell table:formula="of:=+[.Y6]+[.Y5]" office:value-type="float" office:value="223546" calcext:value-type="float">
            <text:p>223,5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oss Profit</text:p>
          </table:table-cell>
          <table:table-cell/>
          <table:table-cell table:formula="of:=+[.C4]-[.C7]" office:value-type="float" office:value="44328" calcext:value-type="float">
            <text:p>44,328</text:p>
          </table:table-cell>
          <table:table-cell table:formula="of:=+[.D4]-[.D7]" office:value-type="float" office:value="38079" calcext:value-type="float">
            <text:p>38,079</text:p>
          </table:table-cell>
          <table:table-cell table:formula="of:=+[.E4]-[.E7]" office:value-type="float" office:value="35255" calcext:value-type="float">
            <text:p>35,255</text:p>
          </table:table-cell>
          <table:table-cell table:formula="of:=+[.F4]-[.F7]" office:value-type="float" office:value="35174" calcext:value-type="float">
            <text:p>35,174</text:p>
          </table:table-cell>
          <table:table-cell table:formula="of:=+[.G4]-[.G7]" office:value-type="float" office:value="54243" calcext:value-type="float">
            <text:p>54,243</text:p>
          </table:table-cell>
          <table:table-cell table:formula="of:=+[.H4]-[.H7]" office:value-type="float" office:value="42559" calcext:value-type="float">
            <text:p>42,559</text:p>
          </table:table-cell>
          <table:table-cell table:formula="of:=+[.I4]-[.I7]" office:value-type="float" office:value="35885" calcext:value-type="float">
            <text:p>35,885</text:p>
          </table:table-cell>
          <table:table-cell table:formula="of:=+[.J4]-[.J7]" office:value-type="float" office:value="38095" calcext:value-type="float">
            <text:p>38,095</text:p>
          </table:table-cell>
          <table:table-cell table:formula="of:=+[.K4]-[.K7]" office:value-type="float" office:value="50332" calcext:value-type="float">
            <text:p>50,332</text:p>
          </table:table-cell>
          <table:table-cell table:formula="of:=+[.L4]-[.L7]" office:value-type="float" office:value="41976" calcext:value-type="float">
            <text:p>41,976</text:p>
          </table:table-cell>
          <table:table-cell table:formula="of:=+[.M4]-[.M7]" office:value-type="float" office:value="36413" calcext:value-type="float">
            <text:p>36,413</text:p>
          </table:table-cell>
          <table:table-cell table:number-columns-repeated="9"/>
          <table:table-cell table:formula="of:=+[.W4]-[.W7]" office:value-type="float" office:value="104956" calcext:value-type="float">
            <text:p>104,956</text:p>
          </table:table-cell>
          <table:table-cell table:formula="of:=+[.X4]-[.X7]" office:value-type="float" office:value="152836" calcext:value-type="float">
            <text:p>152,836</text:p>
          </table:table-cell>
          <table:table-cell table:formula="of:=+[.Y4]-[.Y7]" office:value-type="float" office:value="170782" calcext:value-type="float">
            <text:p>170,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&amp;D</text:p>
          </table:table-cell>
          <table:table-cell/>
          <table:table-cell office:value-type="float" office:value="5163" calcext:value-type="float">
            <text:p>5,163</text:p>
          </table:table-cell>
          <table:table-cell office:value-type="float" office:value="5262" calcext:value-type="float">
            <text:p>5,262</text:p>
          </table:table-cell>
          <table:table-cell office:value-type="float" office:value="5717" calcext:value-type="float">
            <text:p>5,717</text:p>
          </table:table-cell>
          <table:table-cell table:formula="of:=+[.X9]-[.E9]-[.D9]-[.C9]" office:value-type="float" office:value="5772" calcext:value-type="float">
            <text:p>5,772</text:p>
          </table:table-cell>
          <table:table-cell office:value-type="float" office:value="6306" calcext:value-type="float">
            <text:p>6,306</text:p>
          </table:table-cell>
          <table:table-cell office:value-type="float" office:value="6387" calcext:value-type="float">
            <text:p>6,387</text:p>
          </table:table-cell>
          <table:table-cell office:value-type="float" office:value="6797" calcext:value-type="float">
            <text:p>6,797</text:p>
          </table:table-cell>
          <table:table-cell table:formula="of:=+[.Y9]-[.I9]-[.H9]-[.G9]" office:value-type="float" office:value="6761" calcext:value-type="float">
            <text:p>6,761</text:p>
          </table:table-cell>
          <table:table-cell office:value-type="float" office:value="7709" calcext:value-type="float">
            <text:p>7,709</text:p>
          </table:table-cell>
          <table:table-cell office:value-type="float" office:value="7457" calcext:value-type="float">
            <text:p>7,457</text:p>
          </table:table-cell>
          <table:table-cell office:value-type="float" office:value="7442" calcext:value-type="float">
            <text:p>7,442</text:p>
          </table:table-cell>
          <table:table-cell table:number-columns-repeated="9"/>
          <table:table-cell office:value-type="float" office:value="18752" calcext:value-type="float">
            <text:p>18,752</text:p>
          </table:table-cell>
          <table:table-cell office:value-type="float" office:value="21914" calcext:value-type="float">
            <text:p>21,914</text:p>
          </table:table-cell>
          <table:table-cell office:value-type="float" office:value="26251" calcext:value-type="float">
            <text:p>26,2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GA</text:p>
          </table:table-cell>
          <table:table-cell/>
          <table:table-cell office:value-type="float" office:value="5631" calcext:value-type="float">
            <text:p>5,631</text:p>
          </table:table-cell>
          <table:table-cell office:value-type="float" office:value="5314" calcext:value-type="float">
            <text:p>5,314</text:p>
          </table:table-cell>
          <table:table-cell office:value-type="float" office:value="5412" calcext:value-type="float">
            <text:p>5,412</text:p>
          </table:table-cell>
          <table:table-cell table:formula="of:=+[.X10]-[.E10]-[.D10]-[.C10]" office:value-type="float" office:value="5616" calcext:value-type="float">
            <text:p>5,616</text:p>
          </table:table-cell>
          <table:table-cell office:value-type="float" office:value="6449" calcext:value-type="float">
            <text:p>6,449</text:p>
          </table:table-cell>
          <table:table-cell office:value-type="float" office:value="6193" calcext:value-type="float">
            <text:p>6,193</text:p>
          </table:table-cell>
          <table:table-cell office:value-type="float" office:value="6012" calcext:value-type="float">
            <text:p>6,012</text:p>
          </table:table-cell>
          <table:table-cell table:formula="of:=+[.Y10]-[.I10]-[.H10]-[.G10]" office:value-type="float" office:value="6440" calcext:value-type="float">
            <text:p>6,440</text:p>
          </table:table-cell>
          <table:table-cell office:value-type="float" office:value="6607" calcext:value-type="float">
            <text:p>6,607</text:p>
          </table:table-cell>
          <table:table-cell office:value-type="float" office:value="6201" calcext:value-type="float">
            <text:p>6,201</text:p>
          </table:table-cell>
          <table:table-cell office:value-type="float" office:value="5973" calcext:value-type="float">
            <text:p>5,973</text:p>
          </table:table-cell>
          <table:table-cell table:number-columns-repeated="9"/>
          <table:table-cell office:value-type="float" office:value="19918" calcext:value-type="float">
            <text:p>19,918</text:p>
          </table:table-cell>
          <table:table-cell office:value-type="float" office:value="21973" calcext:value-type="float">
            <text:p>21,973</text:p>
          </table:table-cell>
          <table:table-cell office:value-type="float" office:value="25094" calcext:value-type="float">
            <text:p>25,0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erating Expenses</text:p>
          </table:table-cell>
          <table:table-cell/>
          <table:table-cell table:formula="of:=+[.C10]+[.C9]" office:value-type="float" office:value="10794" calcext:value-type="float">
            <text:p>10,794</text:p>
          </table:table-cell>
          <table:table-cell table:formula="of:=+[.D10]+[.D9]" office:value-type="float" office:value="10576" calcext:value-type="float">
            <text:p>10,576</text:p>
          </table:table-cell>
          <table:table-cell table:formula="of:=+[.E10]+[.E9]" office:value-type="float" office:value="11129" calcext:value-type="float">
            <text:p>11,129</text:p>
          </table:table-cell>
          <table:table-cell table:formula="of:=+[.F10]+[.F9]" office:value-type="float" office:value="11388" calcext:value-type="float">
            <text:p>11,388</text:p>
          </table:table-cell>
          <table:table-cell table:formula="of:=+[.G10]+[.G9]" office:value-type="float" office:value="12755" calcext:value-type="float">
            <text:p>12,755</text:p>
          </table:table-cell>
          <table:table-cell table:formula="of:=+[.H10]+[.H9]" office:value-type="float" office:value="12580" calcext:value-type="float">
            <text:p>12,580</text:p>
          </table:table-cell>
          <table:table-cell table:formula="of:=+[.I10]+[.I9]" office:value-type="float" office:value="12809" calcext:value-type="float">
            <text:p>12,809</text:p>
          </table:table-cell>
          <table:table-cell table:formula="of:=+[.J10]+[.J9]" office:value-type="float" office:value="13201" calcext:value-type="float">
            <text:p>13,201</text:p>
          </table:table-cell>
          <table:table-cell table:formula="of:=+[.K10]+[.K9]" office:value-type="float" office:value="14316" calcext:value-type="float">
            <text:p>14,316</text:p>
          </table:table-cell>
          <table:table-cell table:formula="of:=+[.L10]+[.L9]" office:value-type="float" office:value="13658" calcext:value-type="float">
            <text:p>13,658</text:p>
          </table:table-cell>
          <table:table-cell table:formula="of:=+[.M10]+[.M9]" office:value-type="float" office:value="13415" calcext:value-type="float">
            <text:p>13,415</text:p>
          </table:table-cell>
          <table:table-cell table:number-columns-repeated="9"/>
          <table:table-cell table:formula="of:=+[.W10]+[.W9]" office:value-type="float" office:value="38670" calcext:value-type="float">
            <text:p>38,670</text:p>
          </table:table-cell>
          <table:table-cell table:formula="of:=+[.X10]+[.X9]" office:value-type="float" office:value="43887" calcext:value-type="float">
            <text:p>43,887</text:p>
          </table:table-cell>
          <table:table-cell table:formula="of:=+[.Y10]+[.Y9]" office:value-type="float" office:value="51345" calcext:value-type="float">
            <text:p>51,3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perating Income</text:p>
          </table:table-cell>
          <table:table-cell/>
          <table:table-cell table:formula="of:=+[.C8]-[.C11]" office:value-type="float" office:value="33534" calcext:value-type="float">
            <text:p>33,534</text:p>
          </table:table-cell>
          <table:table-cell table:formula="of:=+[.D8]-[.D11]" office:value-type="float" office:value="27503" calcext:value-type="float">
            <text:p>27,503</text:p>
          </table:table-cell>
          <table:table-cell table:formula="of:=+[.E8]-[.E11]" office:value-type="float" office:value="24126" calcext:value-type="float">
            <text:p>24,126</text:p>
          </table:table-cell>
          <table:table-cell table:formula="of:=+[.F8]-[.F11]" office:value-type="float" office:value="23786" calcext:value-type="float">
            <text:p>23,786</text:p>
          </table:table-cell>
          <table:table-cell table:formula="of:=+[.G8]-[.G11]" office:value-type="float" office:value="41488" calcext:value-type="float">
            <text:p>41,488</text:p>
          </table:table-cell>
          <table:table-cell table:formula="of:=+[.H8]-[.H11]" office:value-type="float" office:value="29979" calcext:value-type="float">
            <text:p>29,979</text:p>
          </table:table-cell>
          <table:table-cell table:formula="of:=+[.I8]-[.I11]" office:value-type="float" office:value="23076" calcext:value-type="float">
            <text:p>23,076</text:p>
          </table:table-cell>
          <table:table-cell table:formula="of:=+[.J8]-[.J11]" office:value-type="float" office:value="24894" calcext:value-type="float">
            <text:p>24,894</text:p>
          </table:table-cell>
          <table:table-cell table:formula="of:=+[.K8]-[.K11]" office:value-type="float" office:value="36016" calcext:value-type="float">
            <text:p>36,016</text:p>
          </table:table-cell>
          <table:table-cell table:formula="of:=+[.L8]-[.L11]" office:value-type="float" office:value="28318" calcext:value-type="float">
            <text:p>28,318</text:p>
          </table:table-cell>
          <table:table-cell table:formula="of:=+[.M8]-[.M11]" office:value-type="float" office:value="22998" calcext:value-type="float">
            <text:p>22,998</text:p>
          </table:table-cell>
          <table:table-cell table:number-columns-repeated="9"/>
          <table:table-cell table:formula="of:=+[.W8]-[.W11]" office:value-type="float" office:value="66286" calcext:value-type="float">
            <text:p>66,286</text:p>
          </table:table-cell>
          <table:table-cell table:formula="of:=+[.X8]-[.X11]" office:value-type="float" office:value="108949" calcext:value-type="float">
            <text:p>108,949</text:p>
          </table:table-cell>
          <table:table-cell table:formula="of:=+[.Y8]-[.Y11]" office:value-type="float" office:value="119437" calcext:value-type="float">
            <text:p>119,4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ther Income ?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8" calcext:value-type="float">
            <text:p>508</text:p>
          </table:table-cell>
          <table:table-cell office:value-type="float" office:value="243" calcext:value-type="float">
            <text:p>243</text:p>
          </table:table-cell>
          <table:table-cell table:formula="of:=+[.X13]-[.E13]-[.D13]-[.C13]" office:value-type="float" office:value="-538" calcext:value-type="float">
            <text:p>-538</text:p>
          </table:table-cell>
          <table:table-cell office:value-type="float" office:value="-247" calcext:value-type="float">
            <text:p>-247</text:p>
          </table:table-cell>
          <table:table-cell office:value-type="float" office:value="160" calcext:value-type="float">
            <text:p>160</text:p>
          </table:table-cell>
          <table:table-cell office:value-type="float" office:value="-10" calcext:value-type="float">
            <text:p>-10</text:p>
          </table:table-cell>
          <table:table-cell table:formula="of:=+[.Y13]-[.I13]-[.H13]-[.G13]" office:value-type="float" office:value="-237" calcext:value-type="float">
            <text:p>-237</text:p>
          </table:table-cell>
          <table:table-cell office:value-type="float" office:value="-393" calcext:value-type="float">
            <text:p>-393</text:p>
          </table:table-cell>
          <table:table-cell office:value-type="float" office:value="64" calcext:value-type="float">
            <text:p>64</text:p>
          </table:table-cell>
          <table:table-cell office:value-type="float" office:value="-265" calcext:value-type="float">
            <text:p>-265</text:p>
          </table:table-cell>
          <table:table-cell table:number-columns-repeated="9"/>
          <table:table-cell office:value-type="float" office:value="803" calcext:value-type="float">
            <text:p>803</text:p>
          </table:table-cell>
          <table:table-cell office:value-type="float" office:value="258" calcext:value-type="float">
            <text:p>258</text:p>
          </table:table-cell>
          <table:table-cell office:value-type="float" office:value="-334" calcext:value-type="float">
            <text:p>-3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come before Tax</text:p>
          </table:table-cell>
          <table:table-cell/>
          <table:table-cell table:formula="of:=+[.C12]+[.C13]" office:value-type="float" office:value="33579" calcext:value-type="float">
            <text:p>33,579</text:p>
          </table:table-cell>
          <table:table-cell table:formula="of:=+[.D12]+[.D13]" office:value-type="float" office:value="28011" calcext:value-type="float">
            <text:p>28,011</text:p>
          </table:table-cell>
          <table:table-cell table:formula="of:=+[.E12]+[.E13]" office:value-type="float" office:value="24369" calcext:value-type="float">
            <text:p>24,369</text:p>
          </table:table-cell>
          <table:table-cell table:formula="of:=+[.F12]+[.F13]" office:value-type="float" office:value="23248" calcext:value-type="float">
            <text:p>23,248</text:p>
          </table:table-cell>
          <table:table-cell table:formula="of:=+[.G12]+[.G13]" office:value-type="float" office:value="41241" calcext:value-type="float">
            <text:p>41,241</text:p>
          </table:table-cell>
          <table:table-cell table:formula="of:=+[.H12]+[.H13]" office:value-type="float" office:value="30139" calcext:value-type="float">
            <text:p>30,139</text:p>
          </table:table-cell>
          <table:table-cell table:formula="of:=+[.I12]+[.I13]" office:value-type="float" office:value="23066" calcext:value-type="float">
            <text:p>23,066</text:p>
          </table:table-cell>
          <table:table-cell table:formula="of:=+[.J12]+[.J13]" office:value-type="float" office:value="24657" calcext:value-type="float">
            <text:p>24,657</text:p>
          </table:table-cell>
          <table:table-cell table:formula="of:=+[.K12]+[.K13]" office:value-type="float" office:value="35623" calcext:value-type="float">
            <text:p>35,623</text:p>
          </table:table-cell>
          <table:table-cell table:formula="of:=+[.L12]+[.L13]" office:value-type="float" office:value="28382" calcext:value-type="float">
            <text:p>28,382</text:p>
          </table:table-cell>
          <table:table-cell table:formula="of:=+[.M12]+[.M13]" office:value-type="float" office:value="22733" calcext:value-type="float">
            <text:p>22,733</text:p>
          </table:table-cell>
          <table:table-cell table:number-columns-repeated="9"/>
          <table:table-cell table:formula="of:=+[.W12]+[.W13]" office:value-type="float" office:value="67089" calcext:value-type="float">
            <text:p>67,089</text:p>
          </table:table-cell>
          <table:table-cell table:formula="of:=+[.X12]+[.X13]" office:value-type="float" office:value="109207" calcext:value-type="float">
            <text:p>109,207</text:p>
          </table:table-cell>
          <table:table-cell table:formula="of:=+[.Y12]+[.Y13]" office:value-type="float" office:value="119103" calcext:value-type="float">
            <text:p>119,1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office:value-type="float" office:value="4824" calcext:value-type="float">
            <text:p>4,824</text:p>
          </table:table-cell>
          <table:table-cell office:value-type="float" office:value="4381" calcext:value-type="float">
            <text:p>4,381</text:p>
          </table:table-cell>
          <table:table-cell office:value-type="float" office:value="2625" calcext:value-type="float">
            <text:p>2,625</text:p>
          </table:table-cell>
          <table:table-cell table:formula="of:=+[.X15]-[.E15]-[.D15]-[.C15]" office:value-type="float" office:value="2697" calcext:value-type="float">
            <text:p>2,697</text:p>
          </table:table-cell>
          <table:table-cell office:value-type="float" office:value="6611" calcext:value-type="float">
            <text:p>6,611</text:p>
          </table:table-cell>
          <table:table-cell office:value-type="float" office:value="5129" calcext:value-type="float">
            <text:p>5,129</text:p>
          </table:table-cell>
          <table:table-cell office:value-type="float" office:value="3624" calcext:value-type="float">
            <text:p>3,624</text:p>
          </table:table-cell>
          <table:table-cell table:formula="of:=+[.Y15]-[.I15]-[.H15]-[.G15]" office:value-type="float" office:value="3936" calcext:value-type="float">
            <text:p>3,936</text:p>
          </table:table-cell>
          <table:table-cell office:value-type="float" office:value="5625" calcext:value-type="float">
            <text:p>5,625</text:p>
          </table:table-cell>
          <table:table-cell office:value-type="float" office:value="4222" calcext:value-type="float">
            <text:p>4,222</text:p>
          </table:table-cell>
          <table:table-cell office:value-type="float" office:value="2852" calcext:value-type="float">
            <text:p>2,852</text:p>
          </table:table-cell>
          <table:table-cell table:number-columns-repeated="9"/>
          <table:table-cell office:value-type="float" office:value="9680" calcext:value-type="float">
            <text:p>9,680</text:p>
          </table:table-cell>
          <table:table-cell office:value-type="float" office:value="14527" calcext:value-type="float">
            <text:p>14,527</text:p>
          </table:table-cell>
          <table:table-cell office:value-type="float" office:value="19300" calcext:value-type="float">
            <text:p>19,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t Income</text:p>
          </table:table-cell>
          <table:table-cell/>
          <table:table-cell table:formula="of:=+[.C14]-[.C15]" office:value-type="float" office:value="28755" calcext:value-type="float">
            <text:p>28,755</text:p>
          </table:table-cell>
          <table:table-cell table:formula="of:=+[.D14]-[.D15]" office:value-type="float" office:value="23630" calcext:value-type="float">
            <text:p>23,630</text:p>
          </table:table-cell>
          <table:table-cell table:formula="of:=+[.E14]-[.E15]" office:value-type="float" office:value="21744" calcext:value-type="float">
            <text:p>21,744</text:p>
          </table:table-cell>
          <table:table-cell table:formula="of:=+[.F14]-[.F15]" office:value-type="float" office:value="20551" calcext:value-type="float">
            <text:p>20,551</text:p>
          </table:table-cell>
          <table:table-cell table:formula="of:=+[.G14]-[.G15]" office:value-type="float" office:value="34630" calcext:value-type="float">
            <text:p>34,630</text:p>
          </table:table-cell>
          <table:table-cell table:formula="of:=+[.H14]-[.H15]" office:value-type="float" office:value="25010" calcext:value-type="float">
            <text:p>25,010</text:p>
          </table:table-cell>
          <table:table-cell table:formula="of:=+[.I14]-[.I15]" office:value-type="float" office:value="19442" calcext:value-type="float">
            <text:p>19,442</text:p>
          </table:table-cell>
          <table:table-cell table:formula="of:=+[.J14]-[.J15]" office:value-type="float" office:value="20721" calcext:value-type="float">
            <text:p>20,721</text:p>
          </table:table-cell>
          <table:table-cell table:formula="of:=+[.K14]-[.K15]" office:value-type="float" office:value="29998" calcext:value-type="float">
            <text:p>29,998</text:p>
          </table:table-cell>
          <table:table-cell table:formula="of:=+[.L14]-[.L15]" office:value-type="float" office:value="24160" calcext:value-type="float">
            <text:p>24,160</text:p>
          </table:table-cell>
          <table:table-cell table:formula="of:=+[.M14]-[.M15]" office:value-type="float" office:value="19881" calcext:value-type="float">
            <text:p>19,881</text:p>
          </table:table-cell>
          <table:table-cell table:number-columns-repeated="9"/>
          <table:table-cell table:formula="of:=+[.W14]-[.W15]" office:value-type="float" office:value="57409" calcext:value-type="float">
            <text:p>57,409</text:p>
          </table:table-cell>
          <table:table-cell table:formula="of:=+[.X14]-[.X15]" office:value-type="float" office:value="94680" calcext:value-type="float">
            <text:p>94,680</text:p>
          </table:table-cell>
          <table:table-cell table:formula="of:=+[.Y14]-[.Y15]" office:value-type="float" office:value="99803" calcext:value-type="float">
            <text:p>99,8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are</text:p>
          </table:table-cell>
          <table:table-cell/>
          <table:table-cell office:value-type="float" office:value="16935" calcext:value-type="float">
            <text:p>16,935</text:p>
          </table:table-cell>
          <table:table-cell office:value-type="float" office:value="16753" calcext:value-type="float">
            <text:p>16,753</text:p>
          </table:table-cell>
          <table:table-cell office:value-type="float" office:value="16629" calcext:value-type="float">
            <text:p>16,629</text:p>
          </table:table-cell>
          <table:table-cell office:value-type="float" office:value="16701" calcext:value-type="float">
            <text:p>16,701</text:p>
          </table:table-cell>
          <table:table-cell office:value-type="float" office:value="16391" calcext:value-type="float">
            <text:p>16,391</text:p>
          </table:table-cell>
          <table:table-cell office:value-type="float" office:value="16278" calcext:value-type="float">
            <text:p>16,278</text:p>
          </table:table-cell>
          <table:table-cell office:value-type="float" office:value="16162" calcext:value-type="float">
            <text:p>16,162</text:p>
          </table:table-cell>
          <table:table-cell office:value-type="float" office:value="16215" calcext:value-type="float">
            <text:p>16,215</text:p>
          </table:table-cell>
          <table:table-cell office:value-type="float" office:value="15892" calcext:value-type="float">
            <text:p>15,892</text:p>
          </table:table-cell>
          <table:table-cell office:value-type="float" office:value="15787" calcext:value-type="float">
            <text:p>15,787</text:p>
          </table:table-cell>
          <table:table-cell office:value-type="float" office:value="15697" calcext:value-type="float">
            <text:p>15,697</text:p>
          </table:table-cell>
          <table:table-cell table:number-columns-repeated="9"/>
          <table:table-cell office:value-type="float" office:value="17352" calcext:value-type="float">
            <text:p>17,352</text:p>
          </table:table-cell>
          <table:table-cell office:value-type="float" office:value="16701" calcext:value-type="float">
            <text:p>16,701</text:p>
          </table:table-cell>
          <table:table-cell office:value-type="float" office:value="16215" calcext:value-type="float">
            <text:p>16,2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PS</text:p>
          </table:table-cell>
          <table:table-cell/>
          <table:table-cell table:style-name="ce4" table:formula="of:=+[.C16]/[.C17]" office:value-type="float" office:value="1.69796279893711" calcext:value-type="float">
            <text:p>1.70</text:p>
          </table:table-cell>
          <table:table-cell table:style-name="ce4" table:formula="of:=+[.D16]/[.D17]" office:value-type="float" office:value="1.41049364292962" calcext:value-type="float">
            <text:p>1.41</text:p>
          </table:table-cell>
          <table:table-cell table:style-name="ce4" table:formula="of:=+[.E16]/[.E17]" office:value-type="float" office:value="1.30759516507307" calcext:value-type="float">
            <text:p>1.31</text:p>
          </table:table-cell>
          <table:table-cell table:style-name="ce4" table:formula="of:=+[.F16]/[.F17]" office:value-type="float" office:value="1.23052511825639" calcext:value-type="float">
            <text:p>1.23</text:p>
          </table:table-cell>
          <table:table-cell table:style-name="ce4" table:formula="of:=+[.G16]/[.G17]" office:value-type="float" office:value="2.11274479897505" calcext:value-type="float">
            <text:p>2.11</text:p>
          </table:table-cell>
          <table:table-cell table:style-name="ce4" table:formula="of:=+[.H16]/[.H17]" office:value-type="float" office:value="1.53642953679813" calcext:value-type="float">
            <text:p>1.54</text:p>
          </table:table-cell>
          <table:table-cell table:style-name="ce4" table:formula="of:=+[.I16]/[.I17]" office:value-type="float" office:value="1.20294518005197" calcext:value-type="float">
            <text:p>1.20</text:p>
          </table:table-cell>
          <table:table-cell table:style-name="ce4" table:formula="of:=+[.J16]/[.J17]" office:value-type="float" office:value="1.27789084181314" calcext:value-type="float">
            <text:p>1.28</text:p>
          </table:table-cell>
          <table:table-cell table:style-name="ce4" table:formula="of:=+[.K16]/[.K17]" office:value-type="float" office:value="1.88761641077272" calcext:value-type="float">
            <text:p>1.89</text:p>
          </table:table-cell>
          <table:table-cell table:style-name="ce4" table:formula="of:=+[.L16]/[.L17]" office:value-type="float" office:value="1.53037309178438" calcext:value-type="float">
            <text:p>1.53</text:p>
          </table:table-cell>
          <table:table-cell table:style-name="ce4" table:formula="of:=+[.M16]/[.M17]" office:value-type="float" office:value="1.26654774797732" calcext:value-type="float">
            <text:p>1.27</text:p>
          </table:table-cell>
          <table:table-cell table:number-columns-repeated="2"/>
          <table:table-cell table:style-name="ce4" table:number-columns-repeated="3"/>
          <table:table-cell table:number-columns-repeated="4"/>
          <table:table-cell table:style-name="ce4" table:formula="of:=+[.W16]/[.W17]" office:value-type="float" office:value="3.30849469801752" calcext:value-type="float">
            <text:p>3.31</text:p>
          </table:table-cell>
          <table:table-cell table:style-name="ce4" table:formula="of:=+[.X16]/[.X17]" office:value-type="float" office:value="5.66912160948446" calcext:value-type="float">
            <text:p>5.67</text:p>
          </table:table-cell>
          <table:table-cell table:style-name="ce4" table:formula="of:=+[.Y16]/[.Y17]" office:value-type="float" office:value="6.1549799568301" calcext:value-type="float">
            <text:p>6.1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 table:style-name="Default" table:number-columns-repeated="3"/>
          <table:table-cell office:value-type="string" calcext:value-type="string">
            <text:p>Yearly Filling</text:p>
          </table:table-cell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6"/>
        </table:table-row>
        <table:table-row table:style-name="ro1">
          <table:table-cell office:value-type="string" calcext:value-type="string">
            <text:p>Revenue y/y</text:p>
          </table:table-cell>
          <table:table-cell/>
          <table:table-cell table:style-name="Default" table:number-columns-repeated="4"/>
          <table:table-cell table:style-name="ce6" table:formula="of:=+[.G4]/[.C4]-1" office:value-type="percentage" office:value="0.112222830427409" calcext:value-type="percentage">
            <text:p>11.22%</text:p>
          </table:table-cell>
          <table:table-cell table:style-name="ce6" table:formula="of:=+[.H4]/[.D4]-1" office:value-type="percentage" office:value="0.085885872477228" calcext:value-type="percentage">
            <text:p>8.59%</text:p>
          </table:table-cell>
          <table:table-cell table:style-name="ce6" table:formula="of:=+[.I4]/[.E4]-1" office:value-type="percentage" office:value="0.0187268217206573" calcext:value-type="percentage">
            <text:p>1.87%</text:p>
          </table:table-cell>
          <table:table-cell table:style-name="ce6" table:formula="of:=+[.J4]/[.F4]-1" office:value-type="percentage" office:value="0.0814059500959692" calcext:value-type="percentage">
            <text:p>8.14%</text:p>
          </table:table-cell>
          <table:table-cell table:style-name="ce6" table:formula="of:=+[.K4]/[.G4]-1" office:value-type="percentage" office:value="-0.0547904312396628" calcext:value-type="percentage">
            <text:p>-5.48%</text:p>
          </table:table-cell>
          <table:table-cell table:style-name="ce6" table:formula="of:=+[.L4]/[.H4]-1" office:value-type="percentage" office:value="-0.0251033121569111" calcext:value-type="percentage">
            <text:p>-2.51%</text:p>
          </table:table-cell>
          <table:table-cell table:style-name="ce6" table:formula="of:=+[.M4]/[.I4]-1" office:value-type="percentage" office:value="-0.0140069190805097" calcext:value-type="percentage">
            <text:p>-1.40%</text:p>
          </table:table-cell>
          <table:table-cell table:number-columns-repeated="2"/>
          <table:table-cell table:style-name="ce2" table:number-columns-repeated="3"/>
          <table:table-cell table:number-columns-repeated="4"/>
          <table:table-cell table:style-name="ce2" table:formula="of:=+[.W4]/[.V4]-1" office:value-type="string" office:string-value="" calcext:value-type="error">
            <text:p>#DIV/0!</text:p>
          </table:table-cell>
          <table:table-cell table:style-name="ce2" table:formula="of:=+[.X4]/[.W4]-1" office:value-type="percentage" office:value="0.332593847330747" calcext:value-type="percentage">
            <text:p>33.26%</text:p>
          </table:table-cell>
          <table:table-cell table:style-name="ce2" table:formula="of:=+[.Y4]/[.X4]-1" office:value-type="percentage" office:value="0.0779378760418461" calcext:value-type="percentage">
            <text:p>7.79%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oss Margin</text:p>
          </table:table-cell>
          <table:table-cell/>
          <table:table-cell table:style-name="ce2" table:formula="of:=+[.C8]/[.C4]" office:value-type="percentage" office:value="0.397778156659697" calcext:value-type="percentage">
            <text:p>39.78%</text:p>
          </table:table-cell>
          <table:table-cell table:style-name="ce2" table:formula="of:=+[.D8]/[.D4]" office:value-type="percentage" office:value="0.425064743704233" calcext:value-type="percentage">
            <text:p>42.51%</text:p>
          </table:table-cell>
          <table:table-cell table:style-name="ce2" table:formula="of:=+[.E8]/[.E4]" office:value-type="percentage" office:value="0.432927278532308" calcext:value-type="percentage">
            <text:p>43.29%</text:p>
          </table:table-cell>
          <table:table-cell table:style-name="ce2" table:formula="of:=+[.F8]/[.F4]" office:value-type="percentage" office:value="0.421952975047985" calcext:value-type="percentage">
            <text:p>42.20%</text:p>
          </table:table-cell>
          <table:table-cell table:style-name="ce2" table:formula="of:=+[.G8]/[.G4]" office:value-type="percentage" office:value="0.43763766186615" calcext:value-type="percentage">
            <text:p>43.76%</text:p>
          </table:table-cell>
          <table:table-cell table:style-name="ce2" table:formula="of:=+[.H8]/[.H4]" office:value-type="percentage" office:value="0.437498715022924" calcext:value-type="percentage">
            <text:p>43.75%</text:p>
          </table:table-cell>
          <table:table-cell table:style-name="ce2" table:formula="of:=+[.I8]/[.I4]" office:value-type="percentage" office:value="0.432563073325378" calcext:value-type="percentage">
            <text:p>43.26%</text:p>
          </table:table-cell>
          <table:table-cell table:style-name="ce2" table:formula="of:=+[.J8]/[.J4]" office:value-type="percentage" office:value="0.422592239256317" calcext:value-type="percentage">
            <text:p>42.26%</text:p>
          </table:table-cell>
          <table:table-cell table:style-name="ce2" table:formula="of:=+[.K8]/[.K4]" office:value-type="percentage" office:value="0.429622548099083" calcext:value-type="percentage">
            <text:p>42.96%</text:p>
          </table:table-cell>
          <table:table-cell table:style-name="ce2" table:formula="of:=+[.L8]/[.L4]" office:value-type="percentage" office:value="0.442616727824877" calcext:value-type="percentage">
            <text:p>44.26%</text:p>
          </table:table-cell>
          <table:table-cell table:style-name="ce2" table:formula="of:=+[.M8]/[.M4]" office:value-type="percentage" office:value="0.445163025538834" calcext:value-type="percentage">
            <text:p>44.52%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23:41:27.020040070</dc:date>
    <meta:editing-duration>PT31M25S</meta:editing-duration>
    <meta:editing-cycles>6</meta:editing-cycles>
    <meta:generator>LibreOffice/7.3.7.2$Linux_X86_64 LibreOffice_project/30$Build-2</meta:generator>
    <meta:document-statistic meta:table-count="2" meta:cell-count="333" meta:object-count="2"/>
  </office:meta>
</office:document-meta>
</file>